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Ubuntu" svg:font-family="Ubuntu"/>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Calibri" fo:font-size="20pt" fo:language="fr" fo:country="FR" style:font-size-asian="20pt" style:font-size-complex="20pt"/>
    </style:style>
    <style:style style:name="P2" style:family="paragraph" style:parent-style-name="Standard">
      <style:text-properties style:font-name="Calibri" fo:font-size="11pt" fo:language="fr" fo:country="FR" style:font-size-asian="11pt" style:font-size-complex="11pt"/>
    </style:style>
    <style:style style:name="P3" style:family="paragraph" style:parent-style-name="Standard" style:list-style-name="L3">
      <style:text-properties style:font-name="Calibri" fo:font-size="11pt" fo:language="fr" fo:country="FR" style:font-size-asian="11pt" style:font-size-complex="11pt"/>
    </style:style>
    <style:style style:name="P4" style:family="paragraph" style:parent-style-name="Standard" style:list-style-name="L7">
      <style:text-properties style:font-name="Calibri" fo:font-size="11pt" fo:language="fr" fo:country="FR" style:font-size-asian="11pt" style:font-size-complex="11pt"/>
    </style:style>
    <style:style style:name="P5" style:family="paragraph" style:parent-style-name="Standard" style:list-style-name="L9">
      <style:text-properties style:font-name="Calibri" fo:font-size="11pt" fo:language="fr" fo:country="FR" style:font-size-asian="11pt" style:font-size-complex="11pt"/>
    </style:style>
    <style:style style:name="P6" style:family="paragraph" style:parent-style-name="Standard">
      <style:text-properties style:font-name="Calibri" fo:font-size="11pt" fo:language="fr" fo:country="FR" style:text-underline-style="solid" style:text-underline-width="auto" style:text-underline-color="font-color" fo:font-weight="bold" style:font-size-asian="11pt" style:font-weight-asian="bold" style:font-size-complex="11pt" style:font-weight-complex="bold"/>
    </style:style>
    <style:style style:name="P7" style:family="paragraph" style:parent-style-name="Standard" style:list-style-name="L2">
      <style:text-properties style:font-name="Calibri" fo:font-size="11pt" fo:language="fr" fo:country="FR" style:text-underline-style="solid" style:text-underline-width="auto" style:text-underline-color="font-color" fo:font-weight="bold" style:font-size-asian="11pt" style:font-weight-asian="bold" style:font-size-complex="11pt" style:font-weight-complex="bold"/>
    </style:style>
    <style:style style:name="P8" style:family="paragraph" style:parent-style-name="Standard" style:list-style-name="L19">
      <style:text-properties style:font-name="Calibri" fo:font-size="11pt" fo:language="fr" fo:country="FR" style:text-underline-style="solid" style:text-underline-width="auto" style:text-underline-color="font-color" fo:font-weight="bold" style:font-size-asian="11pt" style:font-weight-asian="bold" style:font-size-complex="11pt" style:font-weight-complex="bold"/>
    </style:style>
    <style:style style:name="P9" style:family="paragraph" style:parent-style-name="Standard">
      <style:text-properties style:font-name="Calibri" fo:font-size="11pt" fo:language="fr" fo:country="FR" style:text-underline-style="solid" style:text-underline-width="auto" style:text-underline-color="font-color" style:font-size-asian="11pt" style:font-size-complex="11pt"/>
    </style:style>
    <style:style style:name="P10" style:family="paragraph" style:parent-style-name="Standard" style:list-style-name="L4">
      <style:text-properties style:font-name="Calibri" fo:font-size="11pt" fo:language="fr" fo:country="FR" style:text-underline-style="solid" style:text-underline-width="auto" style:text-underline-color="font-color" style:font-size-asian="11pt" style:font-size-complex="11pt"/>
    </style:style>
    <style:style style:name="P11" style:family="paragraph" style:parent-style-name="Standard" style:list-style-name="L5">
      <style:text-properties style:font-name="Calibri" fo:font-size="11pt" fo:language="fr" fo:country="FR" fo:font-style="italic" style:font-size-asian="11pt" style:font-style-asian="italic" style:font-size-complex="11pt" style:font-style-complex="italic"/>
    </style:style>
    <style:style style:name="P12" style:family="paragraph" style:parent-style-name="Standard" style:list-style-name="L6">
      <style:text-properties style:font-name="Calibri" fo:font-size="11pt" fo:language="fr" fo:country="FR" fo:font-style="italic" style:font-size-asian="11pt" style:font-style-asian="italic" style:font-size-complex="11pt" style:font-style-complex="italic"/>
    </style:style>
    <style:style style:name="P13" style:family="paragraph" style:parent-style-name="Standard" style:list-style-name="L8">
      <style:text-properties style:font-name="Calibri" fo:font-size="11pt" fo:language="fr" fo:country="FR" fo:font-style="italic" style:font-size-asian="11pt" style:font-style-asian="italic" style:font-size-complex="11pt" style:font-style-complex="italic"/>
    </style:style>
    <style:style style:name="P14" style:family="paragraph" style:parent-style-name="Standard" style:list-style-name="L14">
      <style:text-properties style:font-name="Calibri" fo:font-size="11pt" fo:language="fr" fo:country="FR" fo:font-style="italic" style:text-underline-style="none" style:font-size-asian="11pt" style:font-style-asian="italic" style:font-size-complex="11pt" style:font-style-complex="italic"/>
    </style:style>
    <style:style style:name="P15" style:family="paragraph" style:parent-style-name="Standard" style:list-style-name="L18">
      <style:text-properties style:font-name="Calibri" fo:font-size="11pt" fo:language="fr" fo:country="FR" fo:font-style="italic" style:text-underline-style="none" style:font-size-asian="11pt" style:font-style-asian="italic" style:font-size-complex="11pt" style:font-style-complex="italic"/>
    </style:style>
    <style:style style:name="P16" style:family="paragraph" style:parent-style-name="Standard">
      <style:text-properties style:font-name="Calibri" fo:font-size="11pt" fo:language="fr" fo:country="FR" fo:font-style="normal" style:font-size-asian="11pt" style:font-style-asian="normal" style:font-size-complex="11pt" style:font-style-complex="normal"/>
    </style:style>
    <style:style style:name="P17" style:family="paragraph" style:parent-style-name="Standard">
      <style:text-properties style:font-name="Calibri" fo:font-size="11pt" fo:language="fr" fo:country="FR" style:text-underline-style="none" style:font-size-asian="11pt" style:font-size-complex="11pt"/>
    </style:style>
    <style:style style:name="P18" style:family="paragraph" style:parent-style-name="Standard" style:list-style-name="L12">
      <style:text-properties style:font-name="Calibri" fo:font-size="11pt" fo:language="fr" fo:country="FR" style:text-underline-style="none" style:font-size-asian="11pt" style:font-size-complex="11pt"/>
    </style:style>
    <style:style style:name="P19" style:family="paragraph" style:parent-style-name="Standard" style:list-style-name="L13">
      <style:text-properties style:font-name="Calibri" fo:font-size="11pt" fo:language="fr" fo:country="FR" style:text-underline-style="none" style:font-size-asian="11pt" style:font-size-complex="11pt"/>
    </style:style>
    <style:style style:name="P20" style:family="paragraph" style:parent-style-name="Standard" style:list-style-name="L15">
      <style:text-properties style:font-name="Calibri" fo:font-size="11pt" fo:language="fr" fo:country="FR" style:text-underline-style="none" style:font-size-asian="11pt" style:font-size-complex="11pt"/>
    </style:style>
    <style:style style:name="P21" style:family="paragraph" style:parent-style-name="Standard" style:list-style-name="L16">
      <style:text-properties style:font-name="Calibri" fo:font-size="11pt" fo:language="fr" fo:country="FR" style:text-underline-style="none" style:font-size-asian="11pt" style:font-size-complex="11pt"/>
    </style:style>
    <style:style style:name="P22" style:family="paragraph" style:parent-style-name="Standard" style:list-style-name="L17">
      <style:text-properties style:font-name="Calibri" fo:font-size="11pt" fo:language="fr" fo:country="FR" style:text-underline-style="none" style:font-size-asian="11pt" style:font-size-complex="11pt"/>
    </style:style>
    <style:style style:name="P23" style:family="paragraph" style:parent-style-name="Standard">
      <style:text-properties style:font-name="Calibri" fo:font-size="11pt" fo:language="fr" fo:country="FR" style:text-underline-style="none" fo:font-weight="bold" style:font-size-asian="11pt" style:font-weight-asian="bold" style:font-size-complex="11pt" style:font-weight-complex="bold"/>
    </style:style>
    <style:style style:name="P24" style:family="paragraph" style:parent-style-name="Standard" style:list-style-name="L1">
      <style:text-properties style:font-name="Calibri" fo:font-size="11pt" style:text-underline-style="solid" style:text-underline-width="auto" style:text-underline-color="font-color" fo:font-weight="bold" style:font-size-asian="11pt" style:font-weight-asian="bold" style:font-size-complex="11pt" style:font-weight-complex="bold"/>
    </style:style>
    <style:style style:name="P25" style:family="paragraph" style:parent-style-name="Standard" style:list-style-name="L10">
      <style:text-properties style:font-name="Calibri" fo:font-size="11pt" style:text-underline-style="solid" style:text-underline-width="auto" style:text-underline-color="font-color" style:font-size-asian="11pt" style:font-size-complex="11pt"/>
    </style:style>
    <style:style style:name="P26" style:family="paragraph" style:parent-style-name="Standard">
      <style:paragraph-properties fo:text-align="center" style:justify-single-word="false"/>
      <style:text-properties style:font-name="Calibri" fo:font-size="24pt" fo:language="fr" fo:country="FR" fo:font-weight="bold" style:font-size-asian="24pt" style:font-weight-asian="bold" style:font-size-complex="24pt" style:font-weight-complex="bold"/>
    </style:style>
    <style:style style:name="P27" style:family="paragraph" style:parent-style-name="Standard">
      <style:paragraph-properties fo:text-align="center" style:justify-single-word="false"/>
      <style:text-properties style:font-name="Calibri" fo:font-size="24pt" fo:language="fr" fo:country="FR" style:font-size-asian="24pt" style:font-size-complex="24pt"/>
    </style:style>
    <style:style style:name="T1" style:family="text">
      <style:text-properties fo:language="fr" fo:country="FR"/>
    </style:style>
    <style:style style:name="T2" style:family="text">
      <style:text-properties fo:font-weight="bold"/>
    </style:style>
    <style:style style:name="T3" style:family="text">
      <style:text-properties style:font-weight-asian="bold"/>
    </style:style>
    <style:style style:name="T4" style:family="text">
      <style:text-properties style:font-weight-complex="bold"/>
    </style:style>
    <style:style style:name="T5" style:family="text">
      <style:text-properties style:text-underline-style="solid" style:text-underline-width="auto" style:text-underline-color="font-color"/>
    </style:style>
    <style:style style:name="T6" style:family="text">
      <style:text-properties fo:font-style="italic"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style:text-underline-style="none"/>
    </style:style>
    <style:style style:name="T9" style:family="text">
      <style:text-properties fo:font-style="normal" style:font-style-asian="normal" style:font-style-complex="normal"/>
    </style:style>
    <style:style style:name="T10" style:family="text">
      <style:text-properties fo:font-style="normal" style:text-underline-style="none" style:font-style-asian="normal" style:font-style-complex="normal"/>
    </style:style>
    <style:style style:name="T11" style:family="text">
      <style:text-properties fo:font-style="normal" style:text-underline-style="solid" style:text-underline-width="auto" style:text-underline-color="font-color" style:font-style-asian="normal" style:font-style-complex="normal"/>
    </style:style>
    <style:style style:name="T12"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3" style:family="text">
      <style:text-properties fo:font-style="normal" fo:font-weight="normal" style:font-style-asian="normal" style:font-weight-asian="normal"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6">NF16 – TP03</text:p>
      <text:p text:style-name="P27">Compte-rendu</text:p>
      <text:p text:style-name="P27">Listes chaînées</text:p>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T5">Auteurs :</text:span> Akim Sadaoui et Antoine Hars</text:p>
      <text:list xml:id="list1442252585" text:style-name="L1">
        <text:list-item>
          <text:p text:style-name="P24"><text:soft-page-break/><text:span text:style-name="T1">Introduction :</text:span></text:p>
        </text:list-item>
      </text:list>
      <text:p text:style-name="P2"/>
      <text:p text:style-name="P2"/>
      <text:p text:style-name="P2">Le but de ce tp est de développer une application simplifiée pour la gestion d'une série de tâches à accomplir par un processeur appelé « Colombo ».</text:p>
      <text:p text:style-name="P2">À travers ce tp, nous avons pu apprendre à manipuler des listes simplement chaînées.</text:p>
      <text:p text:style-name="P2">Le principe de ce tp consiste à modéliser une liste de tâches à exécuter, l'exécution étant représentée par l'instruction sleep(1), et à manipuler la liste de tâches.</text:p>
      <text:p text:style-name="P2"/>
      <text:p text:style-name="P2">Une tâche correspond à une structure comprenant un identifiant, une durée, une priorité pour l'exécution ainsi qu'un pointeur sur la tâche qui la suit dans la liste.</text:p>
      <text:p text:style-name="P2"/>
      <text:p text:style-name="P2">Pour accéder à la liste de tâches, nous avons décidé d'utiliser une sentinelle qui pointera toujours sur la première tâche de la liste. La dernière tâche de la liste pointera, quant à elle, sur la sentinelle.</text:p>
      <text:p text:style-name="P2"/>
      <text:p text:style-name="P2"/>
      <text:p text:style-name="P2"/>
      <text:p text:style-name="P2"/>
      <text:p text:style-name="P2"/>
      <text:p text:style-name="P2"/>
      <text:list xml:id="list360984904" text:style-name="L2">
        <text:list-item>
          <text:p text:style-name="P7">Les fonctions de base :</text:p>
        </text:list-item>
      </text:list>
      <text:p text:style-name="P2"/>
      <text:p text:style-name="P2"/>
      <text:p text:style-name="P2">Nous avons regroupé dans cette partie, toutes les fonctions permettant la manipulation des tâches et des listes de tâches.</text:p>
      <text:p text:style-name="P2"/>
      <text:p text:style-name="P2"/>
      <text:p text:style-name="P2"><text:span text:style-name="T5">La fonction de création de tâche</text:span> de la forme :</text:p>
      <text:list xml:id="list1825623617" text:style-name="L3">
        <text:list-item>
          <text:p text:style-name="P3"><text:span text:style-name="T6">task * cree_tache (char carac[MAX_NOM+1], int duree)</text:span></text:p>
        </text:list-item>
      </text:list>
      <text:p text:style-name="P2"><text:span text:style-name="T10"/></text:p>
      <text:p text:style-name="P2"><text:span text:style-name="T10">Cette fonction nous permet de créer dynamiquement une tache avec pour identifiant </text:span><text:span text:style-name="T7">carac</text:span><text:span text:style-name="T10"> et pour durée </text:span><text:span text:style-name="T7">duree</text:span><text:span text:style-name="T10">. La priorité de la tâche est instanciée à </text:span><text:span text:style-name="T7">duree / </text:span><text:span text:style-name="T10">10 et le pointeur pointant vers la tâche suivante (servant pour l'instanciation d'une liste de tâches) est initialisé à NULL.</text:span></text:p>
      <text:p text:style-name="P2"><text:span text:style-name="T10"/></text:p>
      <text:p text:style-name="P2"><text:span text:style-name="T10"/></text:p>
      <text:p text:style-name="P9">La fonction de création de liste<text:span text:style-name="T8"> de la forme :</text:span></text:p>
      <text:list xml:id="list116825469" text:style-name="L4">
        <text:list-item>
          <text:p text:style-name="P10"><text:span text:style-name="T7">task * cree_liste (task *tache)</text:span></text:p>
        </text:list-item>
      </text:list>
      <text:p text:style-name="P9"><text:span text:style-name="T10"/></text:p>
      <text:p text:style-name="P2">Cette fonction de création de liste nous donne la possibilité de créer une chaîne simple de tâches. Dans cette fonction, nous créons la sentinelle qui va pointer vers tâche ou vers null si nous voulons une liste vide.</text:p>
      <text:p text:style-name="P2"><text:span text:style-name="T5"/></text:p>
      <text:p text:style-name="P2"><text:span text:style-name="T5"/></text:p>
      <text:p text:style-name="P2"><text:span text:style-name="T5"/></text:p>
      <text:p text:style-name="P2"><text:span text:style-name="T5">La fonction d'affichage de la liste</text:span> :</text:p>
      <text:list xml:id="list639498595" text:style-name="L5">
        <text:list-item>
          <text:p text:style-name="P11">void affiche_liste (task *list_task)</text:p>
        </text:list-item>
      </text:list>
      <text:p text:style-name="P2"/>
      <text:p text:style-name="P2">La fonction d'affichage de la liste effectue en fait un parcours de la liste de tâches et affiche l'identifiant et la durée de chaque élément de la liste (excepté la sentinelle).</text:p>
      <text:p text:style-name="P2">Le parcours de la liste est obtenu par le pointeur de chaque tâche pointant sur son suivant jusqu'à atteindre la sentinelle.</text:p>
      <text:p text:style-name="P2"/>
      <text:p text:style-name="P2">Vu que la liste de n éléments est entièrement parcourue afin d'afficher tous les éléments de la liste, la complexité de cette fonction est donc en O(n).</text:p>
      <text:p text:style-name="P2"/>
      <text:p text:style-name="P2"><text:soft-page-break/><text:span text:style-name="T5">La fonction d'ajout de tâche à la liste</text:span> de la forme :</text:p>
      <text:list xml:id="list711414638" text:style-name="L6">
        <text:list-item>
          <text:p text:style-name="P12">int ajoute_tache (task *list_task, task *ptache)</text:p>
        </text:list-item>
      </text:list>
      <text:p text:style-name="P2"/>
      <text:p text:style-name="P2">Cette fonction d'ajout de tâche effectue un parcours complet de la liste de tâches pour insérer <text:span text:style-name="T6">ptache</text:span><text:span text:style-name="T9"> à la fin de cette liste. Le dernier élément de la liste ne pointera plus sur la sentinelle mais sur </text:span><text:span text:style-name="T7">ptache</text:span><text:span text:style-name="T10"> et le</text:span><text:span text:style-name="T9"> pointeur </text:span><text:span text:style-name="T7">psuivant</text:span><text:span text:style-name="T10"> de </text:span><text:span text:style-name="T7">ptache</text:span><text:span text:style-name="T10"> pointera donc vers la sentinelle. La fonction renvoie 0 en cas de succès de l'ajout et 1 en cas d'échec.</text:span></text:p>
      <text:p text:style-name="P2"><text:span text:style-name="T10"/></text:p>
      <text:p text:style-name="P2">Étant donné que la liste de n éléments est entièrement parcourue pour ajouter la tâche à la fin de la liste, la complexité peut être représentée en 0(n).</text:p>
      <text:p text:style-name="P2"/>
      <text:p text:style-name="P2"/>
      <text:p text:style-name="P2"/>
      <text:p text:style-name="P2"><text:span text:style-name="T5">La fonction de recherche de la position d'une tâche</text:span> dans la liste :</text:p>
      <text:list xml:id="list400850354" text:style-name="L8">
        <text:list-item>
          <text:p text:style-name="P13">int search_ID (task *list_task, char carac[MAX_NOM+1])</text:p>
        </text:list-item>
      </text:list>
      <text:p text:style-name="P2"/>
      <text:p text:style-name="P2">Cette fonction va rechercher pour l'identifiant donné <text:span text:style-name="T6">carac</text:span><text:span text:style-name="T9">, la position de la tâche correspondante dans la liste. Si la première occurrence de l'identifiant de la tâche est trouvée, la fonction renvoie la position de la tâche dans la liste sinon elle renvoie -1.</text:span></text:p>
      <text:p text:style-name="P2"/>
      <text:p text:style-name="P2">Vu que pour trouver la tâche dans la liste de n éléments, il est possible que nous parcourions la totalité de la liste, la complexité de cette fonction est en O(n) dans le pire des cas. Dans le meilleur des cas, elle est en Ω(1).</text:p>
      <text:p text:style-name="P2"/>
      <text:p text:style-name="P2"/>
      <text:p text:style-name="P2"/>
      <text:p text:style-name="P2"><text:span text:style-name="T5">La fonction d'annulation d'une tâche de la liste</text:span> :</text:p>
      <text:list xml:id="list1172330465" text:style-name="L7">
        <text:list-item>
          <text:p text:style-name="P4"><text:span text:style-name="T6">task * annule_tache (task *list_task, char carac[MAX_NOM+1])</text:span></text:p>
        </text:list-item>
      </text:list>
      <text:p text:style-name="P2"><text:span text:style-name="T9"/></text:p>
      <text:p text:style-name="P2"><text:span text:style-name="T10">La fonction d'annulation d'une tâche va faire appel à la fonction </text:span><text:span text:style-name="T7">search_ID</text:span><text:span text:style-name="T10"> pour trouver la position de la tâche dans la liste si elle est présente dedans.</text:span></text:p>
      <text:p text:style-name="P2"><text:span text:style-name="T10">Si la tâche est présente, l'annulation de la tâche va consister à faire pointer le pointeur de la tâche précédente vers la tâche suivante de celle à supprimer et enfin à libérer l'espace mémoire alloué à cette tâche (</text:span><text:span text:style-name="T7">free(tache)</text:span><text:span text:style-name="T10">).</text:span></text:p>
      <text:p text:style-name="P2"><text:span text:style-name="T10"/></text:p>
      <text:p text:style-name="P2"><text:span text:style-name="T10">Pour accéder à la tâche, il y a un parcours de la liste jusqu'à la position de la tâche à supprimer donc la complexité de la fonction est en O(n) dans le pire des cas pour une liste de n éléments (si la tâche est en dernière position de la liste). Dans le meilleur des cas, la tâche est en première position, donc a une complexité en </text:span><text:span text:style-name="T10">Ω</text:span><text:span text:style-name="T10">(1).</text:span></text:p>
      <text:p text:style-name="P2"/>
      <text:p text:style-name="P2"/>
      <text:p text:style-name="P2"/>
      <text:p text:style-name="P2"><text:span text:style-name="T5">La fonction qui supprime toute la liste de tâches</text:span> :</text:p>
      <text:list xml:id="list2002286724" text:style-name="L9">
        <text:list-item>
          <text:p text:style-name="P5"><text:span text:style-name="T6">task * libere_liste (task *list_task)</text:span></text:p>
        </text:list-item>
      </text:list>
      <text:p text:style-name="P2"/>
      <text:p text:style-name="P16">Cette fonction de libération de la liste de tâche permet de libérer l'espace mémoire alloué à chaque élément de la liste. La liste retourne à la fin sa sentinelle seule.</text:p>
      <text:p text:style-name="P16">La fonction parcourt tous les éléments de la liste et les supprime à l'aide de la fonction <text:span text:style-name="T6">free(tâche)</text:span>.</text:p>
      <text:p text:style-name="P16"/>
      <text:p text:style-name="P16">Vu que la fonction parcourt toute la liste pour en supprimer tous les éléments, exceptée la sentinelle, la complexité de <text:span text:style-name="T6">libere_liste</text:span> est en O(n) dans tous les cas de figure.</text:p>
      <text:p text:style-name="P2"/>
      <text:p text:style-name="P2"/>
      <text:p text:style-name="P2"/>
      <text:p text:style-name="P17"/>
      <text:list xml:id="list1216819902" text:style-name="L10">
        <text:list-item>
          <text:p text:style-name="P25"><text:soft-page-break/>Le fonctionnement du processeur :</text:p>
        </text:list-item>
      </text:list>
      <text:p text:style-name="P17"/>
      <text:p text:style-name="P17"><text:span text:style-name="T5">Le fonctionnement du processeur en mode FIFO</text:span> :</text:p>
      <text:list xml:id="list1082185191" text:style-name="L12">
        <text:list-item>
          <text:p text:style-name="P18"><text:span text:style-name="T6">task * execute_tache_FIFO (task *list_task)</text:span></text:p>
        </text:list-item>
      </text:list>
      <text:p text:style-name="P17"/>
      <text:p text:style-name="P17">Cette fonction d'exécution en mode FIFO permet d'exécuter la première tâche de la liste (principe de la file d'exécution). Cette tâche sera ensuite retiré de la liste de tâches et la fonction renvoie la liste de tâches sans la tâche exécutée. Le pointeur <text:span text:style-name="T6">psuivant</text:span><text:span text:style-name="T9"> de la</text:span> sentinelle aura pour valeur l'adresse de la seconde tâche de la liste.</text:p>
      <text:p text:style-name="P17">L'exécution de la tâche est caractérisée par l'utilisation de la fonction <text:span text:style-name="T6">sleep(1)</text:span><text:span text:style-name="T9"> qui permet au programme de faire une pause d'une seconde pour symboliser une exécution de tâche.</text:span></text:p>
      <text:p text:style-name="P17"><text:span text:style-name="T9"/></text:p>
      <text:p text:style-name="P17"><text:span text:style-name="T9">La fonction d'exécution en mode FIFO ne fait appel qu'à des instructions simples que nous travaillons sur la première tâche de la liste (aucun besoin de la parcourir) donc la complexité de cette fonction est en O(1).</text:span></text:p>
      <text:p text:style-name="P17"/>
      <text:p text:style-name="P17"/>
      <text:p text:style-name="P17"/>
      <text:p text:style-name="P17"><text:span text:style-name="T5">Le fonctionnement du processeur en mode LIFO</text:span> :</text:p>
      <text:list xml:id="list689290784" text:style-name="L13">
        <text:list-item>
          <text:p text:style-name="P19">task * execute_tache_LIFO (task *list_task)</text:p>
        </text:list-item>
      </text:list>
      <text:p text:style-name="P17"/>
      <text:p text:style-name="P17">La fonction d'exécution en mode LIFO permet d'exécuter la dernière tâche de la liste (principe de la pile d'exécution). Nous devons donc faire un parcours de la liste dans un premier temps pour avoir la dernière tâche ajoutée. L'exécution de la dernière tâche entraîne sa libération de la liste.</text:p>
      <text:p text:style-name="P17"/>
      <text:p text:style-name="P17">Pour obtenir la dernière tâche de la liste qui sera exécutée, nous devons parcourir la liste de n éléments obligatoirement donc dans le meilleur des cas, la liste ne contient qu'une tâche et la complexité est en <text:span text:style-name="T9">Ω</text:span><text:span text:style-name="T9">(1) sinon dans le pire des cas, la complexité est en O(n)</text:span></text:p>
      <text:p text:style-name="P17"><text:span text:style-name="T9"/></text:p>
      <text:p text:style-name="P17"><text:span text:style-name="T9"/></text:p>
      <text:p text:style-name="P17"><text:span text:style-name="T9"/></text:p>
      <text:p text:style-name="P17"><text:span text:style-name="T11">Le fonctionnement du processeur en mode FIFO, avec priorité selon la durée des tâches</text:span><text:span text:style-name="T9"> :</text:span></text:p>
      <text:list xml:id="list2116706101" text:style-name="L14">
        <text:list-item>
          <text:p text:style-name="P14">task * insere_tache (task *list_task, task *ptache)</text:p>
        </text:list-item>
      </text:list>
      <text:p text:style-name="P17"><text:span text:style-name="T9"/></text:p>
      <text:p text:style-name="P17"><text:span text:style-name="T9">Cette fonction insère dans une liste une tâche en fonction de la durée. Elle parcourt la liste jusqu'à ce que la valeur de la durée de la tâche soit inférieur à la durée d'une tâche de la liste pour ensuite insérer la tâche en paramètre à l'endroit obtenu grâce au parcours de la liste. <text:s/></text:span></text:p>
      <text:p text:style-name="P17"><text:span text:style-name="T9"/></text:p>
      <text:p text:style-name="P17"><text:span text:style-name="T9">Dans le meilleur des cas, la liste est vide ou la durée de la tâche est inférieure à la première tâche de la liste et la complexité est en </text:span><text:span text:style-name="T9">Ω</text:span><text:span text:style-name="T9">(1) sinon dans le pire des cas, la tâche est insérée à la fin de la liste et donc la complexité est en O(n).</text:span></text:p>
      <text:p text:style-name="P17"><text:span text:style-name="T9"/></text:p>
      <text:p text:style-name="P17"><text:span text:style-name="T9"/></text:p>
      <text:list xml:id="list1064047158" text:style-name="L15">
        <text:list-item>
          <text:p text:style-name="P20"><text:span text:style-name="T6">task * load_data (char * nom_fichier, int nb_taches)</text:span></text:p>
        </text:list-item>
      </text:list>
      <text:p text:style-name="P17"><text:span text:style-name="T9"/></text:p>
      <text:p text:style-name="P17"><text:span text:style-name="T9">Cette fonction permet de charger un ensemble de nb_taches tâches dans une liste.</text:span></text:p>
      <text:p text:style-name="P17"><text:span text:style-name="T9"/></text:p>
      <text:p text:style-name="P17"><text:span text:style-name="T9">Dans le meilleur des cas, on ne charge qu'une seule tâche dans la liste et la complexité est en <text:s/>Ω(1) et dans le pire des cas, nous insérons toutes les tâches du fichier, donc la complexité est en O(n).</text:span></text:p>
      <text:p text:style-name="P17"><text:span text:style-name="T9"/></text:p>
      <text:p text:style-name="P17"><text:span text:style-name="T9"/></text:p>
      <text:p text:style-name="P17"><text:span text:style-name="T9"/></text:p>
      <text:p text:style-name="P17"><text:span text:style-name="T9"/></text:p>
      <text:p text:style-name="P17"><text:span text:style-name="T9"/></text:p>
      <text:list xml:id="list795287648" text:style-name="L16">
        <text:list-item>
          <text:p text:style-name="P21"><text:soft-page-break/><text:span text:style-name="T6">task * fusion_listes (task *list_task1, task * list_task2)</text:span></text:p>
        </text:list-item>
      </text:list>
      <text:p text:style-name="P17"><text:span text:style-name="T9"/></text:p>
      <text:p text:style-name="P17"><text:span text:style-name="T9">Cette fonction nous permet de fusionner 2 listes de tâches triées selon leur durée. Nous parcourons donc les 2 listes pour insérer la tâche avec la plus petite durée dans une nouvelle liste.</text:span></text:p>
      <text:p text:style-name="P17"><text:span text:style-name="T9"/></text:p>
      <text:p text:style-name="P17"><text:span text:style-name="T9">La complexité dans le meilleur des cas (celui où les 2 listes sont vides) est en Ω(1) et la complexité dans le pire des cas, celui où la première liste a n1 éléments et la seconde n2 éléments est en O(n1 + n2) car on parcours n1 + n2 éléments. Cela revient à avoir une complexité en O(n).</text:span></text:p>
      <text:p text:style-name="P17"><text:span text:style-name="T9"/></text:p>
      <text:p text:style-name="P17"><text:span text:style-name="T9"/></text:p>
      <text:p text:style-name="P17"><text:span text:style-name="T9"/></text:p>
      <text:p text:style-name="P17"><text:span text:style-name="T11">Le fonctionnement du processeur en mode FIFO, avec changement dynamique de priorité</text:span><text:span text:style-name="T9"> :</text:span></text:p>
      <text:list xml:id="list897913037" text:style-name="L17">
        <text:list-item>
          <text:p text:style-name="P22"><text:span text:style-name="T6">task * insere_tache_priorite (task *list_task, task *ptache)</text:span></text:p>
        </text:list-item>
      </text:list>
      <text:p text:style-name="P17"><text:span text:style-name="T9"/></text:p>
      <text:p text:style-name="P17"><text:span text:style-name="T9">Cette fonction nous permet d'insérer une tache dans la liste en fonction de sa priorité par rapport à celle de chacune des tâches de la liste. On parcourt la liste jusqu'à trouver une tâche de la liste ayant sa priorité supérieur à celle de la tâche à insérer.</text:span></text:p>
      <text:p text:style-name="P17"><text:span text:style-name="T9"/></text:p>
      <text:p text:style-name="P17"><text:span text:style-name="T9">Dans le meilleur des cas, nous insérons la tâche en début de liste (sans avoir à la parcourir) donc la complexité est en Ω(1) sinon dans le pire des cas, elle est en O(n) car nous devons parcourir toute la liste pour insérer la tâche à la fin.</text:span></text:p>
      <text:p text:style-name="P17"><text:span text:style-name="T9"/></text:p>
      <text:list xml:id="list196776658" text:style-name="L18">
        <text:list-item>
          <text:p text:style-name="P15">int MAJ_priorite (task *list_task)</text:p>
        </text:list-item>
      </text:list>
      <text:p text:style-name="P17"><text:span text:style-name="T9"/></text:p>
      <text:p text:style-name="P17"><text:span text:style-name="T9">Cette fonction parcourt la liste pour décrémenter chaque tâche après une exécution en mode FIFO de la liste (exécution de la première tâche de la liste).</text:span></text:p>
      <text:p text:style-name="P17"><text:span text:style-name="T9"/></text:p>
      <text:p text:style-name="P17"><text:span text:style-name="T9">Vu que nous parcourons toute la liste de tâches pour décrémenter la valeur de la priopriété, la complexité de la fonction est en O(n).</text:span></text:p>
      <text:p text:style-name="P17"><text:span text:style-name="T9"/></text:p>
      <text:p text:style-name="P17"><text:span text:style-name="T9"/></text:p>
      <text:p text:style-name="P17"><text:span text:style-name="T9"/></text:p>
      <text:p text:style-name="P17"><text:span text:style-name="T9"/></text:p>
      <text:list xml:id="list1483226355" text:style-name="L19">
        <text:list-item>
          <text:p text:style-name="P8"><text:span text:style-name="T9">Conclusion :</text:span></text:p>
        </text:list-item>
      </text:list>
      <text:p text:style-name="P6"><text:span text:style-name="T12"/></text:p>
      <text:p text:style-name="P23"><text:span text:style-name="T13">La réalisation de ce tp nous a permit d'apprendre à mieux manier une structure de liste simplement chaînée avec les fonctions d'ajout, de suppression, de recherche d'éléments.</text:span></text:p>
      <text:p text:style-name="P23"><text:span text:style-name="T13">Ce tp nous a permit aussi à simuler l'exécution en mode FIFO et LIFO vu en cours, et donc à nous familiariser avec ces notions ainsi qu'avec l'utilisation d'une sentinelle pour récupérer le premier élément d'une lis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Ubuntu" svg:font-family="Ubuntu"/>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oine Hars</meta:initial-creator>
    <meta:creation-date>2011-12-09T08:06:14</meta:creation-date>
    <dc:date>2011-12-09T12:23:21</dc:date>
    <dc:creator>Antoine Hars</dc:creator>
    <meta:editing-duration>PT4H16M43S</meta:editing-duration>
    <meta:editing-cycles>19</meta:editing-cycles>
    <meta:generator>LibreOffice/3.4$Linux LibreOffice_project/340m1$Build-402</meta:generator>
    <meta:document-statistic meta:table-count="0" meta:image-count="0" meta:object-count="0" meta:page-count="5" meta:paragraph-count="71" meta:word-count="1630" meta:character-count="9237" meta:non-whitespace-character-count="7692"/>
  </office:meta>
</office:document-meta>
</file>